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10/09/2011</text:p>
      <text:p text:style-name="P25">Período :<text:tab/><text:tab/>10/09/2011 à 16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032727774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Leitura de toda a documentação do google code, com identificação requisito</text:p>
          </table:table-cell>
          <table:table-cell table:style-name="Tabela2.B2" office:value-type="string">
            <text:p text:style-name="P32">Francis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>16/09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Criação do Diagrama Geral do Caso de Uso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Definir glossários para os itens (Massa d'agua, datum, epitetu especifico)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7/08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Fazer um projeto de teste para que os demais do grupo possam fazer o uso da tecnologia.</text:p>
          </table:table-cell>
          <table:table-cell table:style-name="Tabela2.B2" office:value-type="string">
            <text:p text:style-name="P32">Diego 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20/09/2011</text:p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Criação da Ata da reunião do dia 10/09/2011 sobre <text:s/>a definição das tecnologias do projeto.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1/09/2011</text:p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438604492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><text:soft-page-break/></text:p>
      <text:list xml:id="list382471156" text:continue-numbering="true" text:style-name="WW8Num35">
        <text:list-item>
          <text:p text:style-name="P37">Observações gerais.</text:p>
        </text:list-item>
      </text:list>
      <text:p text:style-name="P15"/>
      <text:list xml:id="list1850665119" text:style-name="L1">
        <text:list-item>
          <text:p text:style-name="P38">José Aparecido vai colocar as leituras em dias hoje(10/09/2011) por poblemas de acesso ao svn</text:p>
        </text:list-item>
        <text:list-item>
          <text:p text:style-name="P38"><text:s/>Revisão Final pendente do Gerente Guiliano na atividade de revisão do template de abertura.</text:p>
        </text:list-item>
        <text:list-item>
          <text:p text:style-name="P38">Guiliano fazer o diagrama geral de caso de uso retirando do Cally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1-05T11:14:42</dc:date>
    <meta:print-date>2011-04-29T14:00:00Z</meta:print-date>
    <meta:editing-cycles>39</meta:editing-cycles>
    <meta:editing-duration>PT5H11M29S</meta:editing-duration>
    <meta:document-statistic meta:table-count="3" meta:image-count="0" meta:object-count="0" meta:page-count="3" meta:paragraph-count="68" meta:word-count="241" meta:character-count="1501" meta:non-whitespace-character-count="1328"/>
    <dc:creator>guiliano </dc:creator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